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febfa"/>
    </style:style>
    <style:style style:name="P2" style:family="paragraph" style:parent-style-name="Standard">
      <style:text-properties officeooo:paragraph-rsid="001febfa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  <style:tab-stop style:position="4.531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  <style:text-properties fo:color="#000000" style:font-name="TimesNewRomanPSMT" fo:font-size="11pt" fo:font-weight="normal" style:font-size-asian="11pt" style:font-weight-asian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febfa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0.998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febfa"/>
    </style:style>
    <style:style style:name="P14" style:family="paragraph" style:parent-style-name="Standard">
      <style:paragraph-properties fo:margin-left="0.734cm" fo:margin-right="0cm" fo:text-indent="-0.736cm" style:auto-text-indent="false">
        <style:tab-stops>
          <style:tab-stop style:position="0cm"/>
        </style:tab-stops>
      </style:paragraph-properties>
      <style:text-properties officeooo:paragraph-rsid="001febfa"/>
    </style:style>
    <style:style style:name="P15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000000" style:font-name="TimesNewRomanPSMT" fo:font-size="12pt" style:font-size-asian="12pt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febfa" style:font-size-asian="12pt" style:font-weight-asian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2.02cm"/>
          <style:tab-stop style:position="4.531cm"/>
        </style:tab-stops>
      </style:paragraph-properties>
      <style:text-properties fo:color="#000000" style:font-name="TimesNewRomanPSMT" fo:font-size="10pt" fo:font-weight="bold" style:font-size-asian="10pt" style:font-weight-asian="bold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/>
    </style:style>
    <style:style style:name="T2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3" style:family="text">
      <style:text-properties fo:color="#000000" style:font-name="TimesNewRomanPSMT" fo:font-size="12pt" fo:font-weight="normal" style:font-size-asian="12pt" style:font-weight-asian="normal"/>
    </style:style>
    <style:style style:name="T4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style:font-name="TimesNewRomanPSMT" fo:font-size="11pt" fo:font-weight="normal" style:font-size-asian="11pt" style:font-weight-asian="normal"/>
    </style:style>
    <style:style style:name="T6" style:family="text">
      <style:text-properties fo:color="#000000" style:font-name="TimesNewRomanPSMT" fo:font-size="8pt" fo:font-weight="normal" style:font-size-asian="8pt" style:font-weight-asian="normal"/>
    </style:style>
    <style:style style:name="T7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8" style:family="text">
      <style:text-properties fo:color="#000000" style:font-name="Times New Roman" fo:font-size="12pt" fo:font-weight="normal" style:font-size-asian="12pt" style:font-weight-asian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7">Dichiarazione sostitutiva di certificazione </text:p>
      <text:p text:style-name="P18">(Art. 46 T.U. 28-12-2000 n.445)</text:p>
      <text:p text:style-name="P3"/>
      <text:p text:style-name="P1"><text:span text:style-name="T7">I</text:span>o sottoscritt{%= @oa %} <text:span text:style-name="T9">{%= @persona.nome %} {%= @persona.cognome %}</text:span>, codice fiscale <text:span text:style-name="T9">{%= @persona.codice_fiscale %}</text:span>,</text:p>
      <text:p text:style-name="P2"><text:span text:style-name="T10">nat{%= @oa%} a </text:span><text:span text:style-name="T11">{%= @persona.comune_nascita %}</text:span><text:span text:style-name="T10"> il </text:span><text:span text:style-name="T11">{%= @persona.data_nascita.lformat(:short) %}</text:span><text:span text:style-name="T10">, </text:span></text:p>
      <text:p text:style-name="P13"><text:span text:style-name="T3">residente a </text:span><text:span text:style-name="T2">{%= @persona.indirizzo_residenza.comune %}</text:span><text:span text:style-name="T3"> in </text:span><text:span text:style-name="T2">{%= @persona.indirizzo_residenza.to_s %}</text:span><text:span text:style-name="T4">,</text:span></text:p>
      <text:p text:style-name="P4">consapevole delle sanzioni penali, nel caso di dichiarazioni non veritiere, di formazione o uso di atti falsi, richiamate dall'art.76 del D.P.R. 445 del 28 Dicembre 2000</text:p>
      <text:p text:style-name="P4"/>
      <text:p text:style-name="P18">DICHIARO</text:p>
      <text:p text:style-name="P7"/>
      <text:p text:style-name="P11"><text:span text:style-name="T3">1. <text:s text:c="2"/>di essere disoccupat</text:span><text:span text:style-name="T8">{%= @oa %}</text:span></text:p>
      <text:p text:style-name="P11"><text:span text:style-name="T3">2. <text:s text:c="2"/>di essere pensionat</text:span><text:span text:style-name="T8">{%= @oa %}</text:span><text:span text:style-name="T3">, categoria <text:s text:c="2"/>. . . . . . . . . . . <text:s text:c="2"/>pensione n° . . . . . . . . . . . . . .</text:span></text:p>
      <text:p text:style-name="P14"><text:span text:style-name="T3">3. <text:s text:c="2"/>di essere studente, iscritt</text:span><text:span text:style-name="T8">{%= @oa %}</text:span><text:span text:style-name="T3"> presso l’istituto . . . . . . . . . . . . . . . . . . . . . . . . . . . . . in <text:s/>. . . . . . . . . . . . . . . . . . . . . . . . . . . . . . . . . . . .</text:span></text:p>
      <text:p text:style-name="P3">4. <text:s text:c="2"/>di essere casalinga</text:p>
      <text:p text:style-name="P3">5. <text:s text:c="2"/>di essere in possesso dei seguenti titoli di qualificazione tecnica:</text:p>
      <text:p text:style-name="P23"><text:tab/></text:p>
      <text:p text:style-name="P12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9"/>
      <text:p text:style-name="P12"><text:span text:style-name="T1"><text:tab/></text:span><text:span text:style-name="T5">titolo . . . . . . . . . . . . . . . . . . . . . . . conseguito presso . . . . . . . . . . . . . . . . . . . . . . . il . . . . . . . . . . .</text:span></text:p>
      <text:p text:style-name="P5"/>
      <text:p text:style-name="P6"/>
      <text:p text:style-name="P20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5"/>
      <text:p text:style-name="P3"/>
      <text:p text:style-name="P11"><text:span text:style-name="T4">……………………………, <text:s/></text:span><text:span text:style-name="T8">li <text:s/>{%= @data %}</text:span></text:p>
      <text:p text:style-name="P10"><text:span text:style-name="T3"><text:s text:c="18"/></text:span><text:span text:style-name="T6">(luogo)</text:span></text:p>
      <text:p text:style-name="P22"><text:tab/>………………………………</text:p>
      <text:p text:style-name="P8"/>
      <text:p text:style-name="P8"><text:tab/>(firma non autenticata)</text:p>
      <text:p text:style-name="P6"/>
      <text:p text:style-name="P25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5:47.956387000</meta:creation-date>
    <meta:editing-cycles>2</meta:editing-cycles>
    <meta:editing-duration>PT10S</meta:editing-duration>
    <dc:date>2015-09-29T10:05:49.709471000</dc:date>
    <meta:document-statistic meta:table-count="0" meta:image-count="0" meta:object-count="0" meta:page-count="1" meta:paragraph-count="21" meta:word-count="410" meta:character-count="1919" meta:non-whitespace-character-count="1479"/>
  </office:meta>
</office:document-meta>
</file>